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beb" officeooo:paragraph-rsid="0000dbeb"/>
    </style:style>
    <style:style style:name="P2" style:family="paragraph" style:parent-style-name="Standard">
      <style:text-properties officeooo:rsid="0000dbeb" officeooo:paragraph-rsid="0005a5da"/>
    </style:style>
    <style:style style:name="P3" style:family="paragraph" style:parent-style-name="Standard">
      <style:text-properties fo:font-weight="bold" officeooo:rsid="00040345" officeooo:paragraph-rsid="0004034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0212d3" officeooo:paragraph-rsid="0005a5da"/>
    </style:style>
    <style:style style:name="P5" style:family="paragraph" style:parent-style-name="Standard">
      <style:text-properties style:text-underline-style="none" fo:font-weight="normal" officeooo:rsid="0005a5da" officeooo:paragraph-rsid="0005a5da" style:font-weight-asian="normal" style:font-weight-complex="normal"/>
    </style:style>
    <style:style style:name="P6" style:family="paragraph" style:parent-style-name="Standard">
      <style:text-properties fo:font-weight="normal" officeooo:rsid="00040345" officeooo:paragraph-rsid="00040345" style:font-weight-asian="normal" style:font-weight-complex="normal"/>
    </style:style>
    <style:style style:name="P7" style:family="paragraph" style:parent-style-name="Standard">
      <style:text-properties fo:font-style="normal" officeooo:rsid="000212d3" officeooo:paragraph-rsid="0000dbeb" style:font-style-asian="normal" style:font-style-complex="normal"/>
    </style:style>
    <style:style style:name="P8" style:family="paragraph" style:parent-style-name="Standard">
      <style:text-properties style:text-underline-style="none" fo:font-weight="normal" officeooo:rsid="0006da56" officeooo:paragraph-rsid="0006da56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06da56" officeooo:paragraph-rsid="0006da56" style:font-weight-asian="normal" style:font-weight-complex="normal"/>
    </style:style>
    <style:style style:name="P10" style:family="paragraph" style:parent-style-name="Standard" style:list-style-name="L1">
      <style:text-properties style:text-underline-style="none" fo:font-weight="normal" officeooo:rsid="0006da56" officeooo:paragraph-rsid="0006da5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973d" style:font-weight-asian="normal" style:font-weight-complex="normal"/>
    </style:style>
    <style:style style:name="T6" style:family="text">
      <style:text-properties officeooo:rsid="000897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FEJS DLA GENERATORA KODU:</text:p>
      <text:p text:style-name="P1">Symbol <text:span text:style-name="T1">przestrzeń</text:span>(String identyfikator) - znajduje w przestrzeni nazw symbol, albo wywala błąd</text:p>
      <text:p text:style-name="P1">Symbol <text:span text:style-name="T1">przestrzeń</text:span>(Token token) - to samo dla stałych</text:p>
      <text:p text:style-name="P1"><text:span text:style-name="T1">użyj</text:span>(Symbol s) - zaznacza użycie, może mieć pod spodem Tablice.użycieExtern</text:p>
      <text:p text:style-name="P2">Symbole znajdować się powinno za pomocą funkcji przestrzeń, a zaznaczać ich użycie za każdym razem, jeśli nastąpi (czyli znajdą się w kodzie) za pomocą użyj</text:p>
      <text:p text:style-name="P2"/>
      <text:p text:style-name="P4">Nazwa przestrzeń odnosi się do <text:span text:style-name="T2">przestrzeni nazw</text:span><text:span text:style-name="T3">, którą można zdefiniować jako zbiór wszystkich symboli dostępnych w pewnym rejonie kodu źródłowego, zazwyczaj zasięgu/zakresie, czy procedurze, choć można by sobie wyobrazić generację przestrzeni nazw dla samego napisu identyfikatora/tokena w kodzie - będzie zawierać jedynie odpowiedni symbol.</text:span></text:p>
      <text:p text:style-name="P1"/>
      <text:p text:style-name="P3">stosTypów - <text:span text:style-name="T4">należy złożyć nań Pełny Typ tego, co zwraca wyrażenie i w ywrażeniu nadrzędnym zdjąć, po otrzymaniu kodu z wyrażenia podrzędnego</text:span></text:p>
      <text:p text:style-name="P6"/>
      <text:p text:style-name="P3">pelnyTyp.czyAtomiczny() <text:span text:style-name="T4">- może</text:span><text:span text:style-name="T5"> </text:span><text:span text:style-name="T4">si</text:span><text:span text:style-name="T5">ę</text:span><text:span text:style-name="T4"> przydać</text:span></text:p>
      <text:p text:style-name="P6"/>
      <text:p text:style-name="P8">Każdy fragment emitowanego kodu należy oznaczyć komentarzem //@ASM (żeby dało się je znajdować)</text:p>
      <text:p text:style-name="P9">Każdy fragment emitowanego kodu należy przetestować, czyli dla kilku, różnych, inteligentnie dobranych przypadków sprawdzić, czy:</text:p>
      <text:list xml:id="list3771713550" text:style-name="L1">
        <text:list-item>
          <text:p text:style-name="P10">NASM nie wyrzuca błędów, czy ostrzeżeń</text:p>
        </text:list-item>
        <text:list-item>
          <text:p text:style-name="P10">Przejrzeć genrowane wyniki .asm, upewnić sie, że jest tam to, co miało być</text:p>
        </text:list-item>
        <text:list-item>
          <text:p text:style-name="P10">Uruchomić obraz wynikowy i zobaczyć, czy pisze, co trzeba.</text:p>
        </text:list-item>
      </text:list>
      <text:p text:style-name="P6"/>
      <text:p text:style-name="P5"><text:span text:style-name="T6">warto</text:span> przeczytać generacja_kodu.txt</text:p>
      <text:p text:style-name="P1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6T18:37:21.715000000</meta:creation-date>
    <dc:date>2022-04-26T19:11:51.444000000</dc:date>
    <meta:editing-duration>PT33M9S</meta:editing-duration>
    <meta:editing-cycles>5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14" meta:word-count="192" meta:character-count="1366" meta:non-whitespace-character-count="1191"/>
  </office:meta>
</office:document-meta>
</file>